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6.99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946cm"/>
    </style:style>
    <style:style style:name="co11" style:family="table-column">
      <style:table-column-properties fo:break-before="auto" style:column-width="2.872cm"/>
    </style:style>
    <style:style style:name="co12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 style:data-style-name="N37"/>
    <style:style style:name="ce9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10d0c"/>
      <style:text-properties fo:color="#c9211e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29"/>
        <table:table-column table:style-name="co1" table:number-columns-repeated="1636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Pre-ord ACE</text:p>
          </table:table-cell>
          <table:table-cell office:value-type="string" calcext:value-type="string">
            <text:p>Sample ordination</text:p>
          </table:table-cell>
          <table:table-cell office:value-type="string" calcext:value-type="string">
            <text:p>Post-ord-ace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STER 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NOTES</text:p>
          </table:table-cell>
          <table:table-cell table:number-columns-repeated="16361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16365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16365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16365"/>
        </table:table-row>
        <table:table-row table:style-name="ro1">
          <table:table-cell table:number-columns-repeated="18"/>
          <table:table-cell table:style-name="ce26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16365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table:number-columns-repeated="16362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16365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 table:number-columns-repeated="16362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16365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16365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16365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16365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16365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 table:number-columns-repeated="16362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0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1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2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3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4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5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7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8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9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ce9"/>
          <table:table-cell table:style-name="ce9" office:value-type="string" calcext:value-type="string">
            <text:p>NEW BATCH OF RUNS WITH UPDATED FOSSIL PRES, PARRALEL AND ER Model of ace and crown</text:p>
          </table:table-cell>
          <table:table-cell table:number-columns-repeated="6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2"/>
          <table:table-cell table:number-columns-repeated="9" table:style-name="ce9" office:value-type="string" calcext:value-type="string">
            <text:p>NEW BATCH OF RUNS WITH UPDATED FOSSIL PRES, PARRALEL AND ER Model of ace</text:p>
          </table:table-cell>
          <table:table-cell table:style-name="ce9" table:number-columns-repeated="16365"/>
        </table:table-row>
        <table:table-row table:style-name="ro1">
          <table:table-cell office:value-type="date" office:date-value="2025-11-06" calcext:value-type="date">
            <text:p>06/11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0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1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2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3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4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5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6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7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8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1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2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3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4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5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6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7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8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099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float" office:value="8567128" calcext:value-type="float">
            <text:p>8567128</text:p>
          </table:table-cell>
          <table:table-cell table:style-name="ce7" office:value-type="string" calcext:value-type="string">
            <text:p>8584146 &amp; 858674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58401_100</text:p>
          </table:table-cell>
          <table:table-cell table:style-name="Default"/>
          <table:table-cell table:style-name="ce8" office:value-type="string" calcext:value-type="string">
            <text:p>00:22:45</text:p>
          </table:table-cell>
          <table:table-cell table:number-columns-repeated="16363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0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1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2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3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4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5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6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7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8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09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4" office:value-type="float" office:value="8575898" calcext:value-type="float">
            <text:p>8575898</text:p>
          </table:table-cell>
          <table:table-cell table:style-name="ce29" office:value-type="string" calcext:value-type="string">
            <text:p>8587777 &amp; 8594348</text:p>
          </table:table-cell>
          <table:table-cell table:style-name="ce18" office:value-type="float" office:value="8645913" calcext:value-type="float">
            <text:p>864591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./Data/cluster/discrete_crown/discrete/disparity</text:p>
          </table:table-cell>
          <table:table-cell/>
          <table:table-cell table:style-name="ce3" office:value-type="string" calcext:value-type="string">
            <text:p>8561556_100</text:p>
          </table:table-cell>
          <table:table-cell table:style-name="Default"/>
          <table:table-cell table:number-columns-repeated="1636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string" calcext:value-type="string">
            <text:p>8602865 &amp; Tbc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0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1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2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3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4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5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6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7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8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0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1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2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3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4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5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6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7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8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099</text:p>
          </table:table-cell>
          <table:table-cell table:style-name="Default"/>
          <table:table-cell table:number-columns-repeated="16364"/>
        </table:table-row>
        <table:table-row table:style-name="ro2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style-name="ce6" office:value-type="float" office:value="8579183" calcext:value-type="float">
            <text:p>8579183</text:p>
          </table:table-cell>
          <table:table-cell table:style-name="ce15" office:value-type="float" office:value="8602865" calcext:value-type="float">
            <text:p>860286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61712_100</text:p>
          </table:table-cell>
          <table:table-cell table:style-name="Default"/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1:34:49.895440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2-03T16:53:08.765357846</dc:date>
    <meta:editing-duration>P3DT3H44M18S</meta:editing-duration>
    <meta:editing-cycles>52</meta:editing-cycles>
    <meta:generator>LibreOffice/24.2.7.2$Linux_X86_64 LibreOffice_project/420$Build-2</meta:generator>
    <meta:document-statistic meta:table-count="1" meta:cell-count="18929" meta:object-count="0"/>
  </office:meta>
</office:document-meta>
</file>